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66ff66"/>
    </style:style>
    <style:style style:name="ce9" style:family="table-cell" style:parent-style-name="Default">
      <style:table-cell-properties fo:background-color="#99ff66"/>
      <style:text-properties fo:color="#000000"/>
    </style:style>
    <style:style style:name="ce10" style:family="table-cell" style:parent-style-name="Default">
      <style:table-cell-properties fo:background-color="#99ff99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3" table:number-columns-repeated="1019" table:default-cell-style-name="Default"/>
        <table:table-row table:style-name="ro1">
          <table:table-cell table:number-columns-repeated="4"/>
          <table:table-cell table:style-name="Default"/>
          <table:table-cell/>
          <table:table-cell table:formula="of:=[.H1]*2" office:value-type="float" office:value="2147483648" calcext:value-type="float">
            <text:p>2147483648</text:p>
          </table:table-cell>
          <table:table-cell table:formula="of:=[.I1]*2" office:value-type="float" office:value="1073741824" calcext:value-type="float">
            <text:p>1073741824</text:p>
          </table:table-cell>
          <table:table-cell table:formula="of:=[.J1]*2" office:value-type="float" office:value="536870912" calcext:value-type="float">
            <text:p>536870912</text:p>
          </table:table-cell>
          <table:table-cell table:formula="of:=[.K1]*2" office:value-type="float" office:value="268435456" calcext:value-type="float">
            <text:p>268435456</text:p>
          </table:table-cell>
          <table:table-cell table:formula="of:=[.L1]*2" office:value-type="float" office:value="134217728" calcext:value-type="float">
            <text:p>134217728</text:p>
          </table:table-cell>
          <table:table-cell table:formula="of:=[.M1]*2" office:value-type="float" office:value="67108864" calcext:value-type="float">
            <text:p>67108864</text:p>
          </table:table-cell>
          <table:table-cell table:formula="of:=[.N1]*2" office:value-type="float" office:value="33554432" calcext:value-type="float">
            <text:p>33554432</text:p>
          </table:table-cell>
          <table:table-cell table:formula="of:=[.O1]*2" office:value-type="float" office:value="16777216" calcext:value-type="float">
            <text:p>16777216</text:p>
          </table:table-cell>
          <table:table-cell table:formula="of:=[.P1]*2" office:value-type="float" office:value="8388608" calcext:value-type="float">
            <text:p>8388608</text:p>
          </table:table-cell>
          <table:table-cell table:formula="of:=[.Q1]*2" office:value-type="float" office:value="4194304" calcext:value-type="float">
            <text:p>4194304</text:p>
          </table:table-cell>
          <table:table-cell table:formula="of:=[.R1]*2" office:value-type="float" office:value="2097152" calcext:value-type="float">
            <text:p>2097152</text:p>
          </table:table-cell>
          <table:table-cell table:formula="of:=[.S1]*2" office:value-type="float" office:value="1048576" calcext:value-type="float">
            <text:p>1048576</text:p>
          </table:table-cell>
          <table:table-cell table:formula="of:=[.T1]*2" office:value-type="float" office:value="524288" calcext:value-type="float">
            <text:p>524288</text:p>
          </table:table-cell>
          <table:table-cell table:formula="of:=[.U1]*2" office:value-type="float" office:value="262144" calcext:value-type="float">
            <text:p>262144</text:p>
          </table:table-cell>
          <table:table-cell table:formula="of:=[.V1]*2" office:value-type="float" office:value="131072" calcext:value-type="float">
            <text:p>131072</text:p>
          </table:table-cell>
          <table:table-cell table:formula="of:=[.W1]*2" office:value-type="float" office:value="65536" calcext:value-type="float">
            <text:p>65536</text:p>
          </table:table-cell>
          <table:table-cell table:formula="of:=[.X1]*2" office:value-type="float" office:value="32768" calcext:value-type="float">
            <text:p>32768</text:p>
          </table:table-cell>
          <table:table-cell table:formula="of:=[.Y1]*2" office:value-type="float" office:value="16384" calcext:value-type="float">
            <text:p>16384</text:p>
          </table:table-cell>
          <table:table-cell table:formula="of:=[.Z1]*2" office:value-type="float" office:value="8192" calcext:value-type="float">
            <text:p>8192</text:p>
          </table:table-cell>
          <table:table-cell table:formula="of:=[.AA1]*2" office:value-type="float" office:value="4096" calcext:value-type="float">
            <text:p>4096</text:p>
          </table:table-cell>
          <table:table-cell table:formula="of:=[.AB1]*2" office:value-type="float" office:value="2048" calcext:value-type="float">
            <text:p>2048</text:p>
          </table:table-cell>
          <table:table-cell table:formula="of:=[.AC1]*2" office:value-type="float" office:value="1024" calcext:value-type="float">
            <text:p>1024</text:p>
          </table:table-cell>
          <table:table-cell table:formula="of:=[.AD1]*2" office:value-type="float" office:value="512" calcext:value-type="float">
            <text:p>512</text:p>
          </table:table-cell>
          <table:table-cell table:formula="of:=[.AE1]*2" office:value-type="float" office:value="256" calcext:value-type="float">
            <text:p>256</text:p>
          </table:table-cell>
          <table:table-cell table:formula="of:=[.AF1]*2" office:value-type="float" office:value="128" calcext:value-type="float">
            <text:p>128</text:p>
          </table:table-cell>
          <table:table-cell table:formula="of:=[.AG1]*2" office:value-type="float" office:value="64" calcext:value-type="float">
            <text:p>64</text:p>
          </table:table-cell>
          <table:table-cell table:formula="of:=[.AH1]*2" office:value-type="float" office:value="32" calcext:value-type="float">
            <text:p>32</text:p>
          </table:table-cell>
          <table:table-cell table:formula="of:=[.AI1]*2" office:value-type="float" office:value="16" calcext:value-type="float">
            <text:p>16</text:p>
          </table:table-cell>
          <table:table-cell table:formula="of:=[.AJ1]*2" office:value-type="float" office:value="8" calcext:value-type="float">
            <text:p>8</text:p>
          </table:table-cell>
          <table:table-cell table:formula="of:=[.AK1]*2" office:value-type="float" office:value="4" calcext:value-type="float">
            <text:p>4</text:p>
          </table:table-cell>
          <table:table-cell table:formula="of:=[.AL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Ctrl_Hex</text:p>
          </table:table-cell>
          <table:table-cell office:value-type="string" calcext:value-type="string">
            <text:p>Ctrl_int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HL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O_WR</text:p>
          </table:table-cell>
          <table:table-cell office:value-type="string" calcext:value-type="string">
            <text:p>IO_RD</text:p>
          </table:table-cell>
          <table:table-cell office:value-type="string" calcext:value-type="string">
            <text:p>LD_COUNT</text:p>
          </table:table-cell>
          <table:table-cell office:value-type="string" calcext:value-type="string">
            <text:p>ROM_RD</text:p>
          </table:table-cell>
          <table:table-cell office:value-type="string" calcext:value-type="string">
            <text:p>RAM_RD</text:p>
          </table:table-cell>
          <table:table-cell office:value-type="string" calcext:value-type="string">
            <text:p>RAM_WR</text:p>
          </table:table-cell>
          <table:table-cell office:value-type="string" calcext:value-type="string">
            <text:p>HI_WR</text:p>
          </table:table-cell>
          <table:table-cell office:value-type="string" calcext:value-type="string">
            <text:p>LO_WR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COUNT_INC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B_RD</text:p>
          </table:table-cell>
          <table:table-cell office:value-type="string" calcext:value-type="string">
            <text:p>B_WR</text:p>
          </table:table-cell>
          <table:table-cell office:value-type="string" calcext:value-type="string">
            <text:p>A_RD</text:p>
          </table:table-cell>
          <table:table-cell office:value-type="string" calcext:value-type="string">
            <text:p>A_WR</text:p>
          </table:table-cell>
          <table:table-cell office:value-type="string" calcext:value-type="string">
            <text:p>ALU_RD</text:p>
          </table:table-cell>
          <table:table-cell office:value-type="string" calcext:value-type="string">
            <text:p>ALU_SUB</text:p>
          </table:table-cell>
          <table:table-cell office:value-type="string" calcext:value-type="string">
            <text:p>ALU_FUN1</text:p>
          </table:table-cell>
          <table:table-cell office:value-type="string" calcext:value-type="string">
            <text:p>ALU_FUN0</text:p>
          </table:table-cell>
          <table:table-cell office:value-type="string" calcext:value-type="string">
            <text:p>ALU_REG1</text:p>
          </table:table-cell>
          <table:table-cell office:value-type="string" calcext:value-type="string">
            <text:p>ALU_REG0</text:p>
          </table:table-cell>
          <table:table-cell office:value-type="string" calcext:value-type="string">
            <text:p>WC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2" office:value-type="string" calcext:value-type="string">
            <text:p>NIL</text:p>
          </table:table-cell>
          <table:table-cell table:formula="of:=DEC2HEX([.F5];8)" office:value-type="string" office:string-value="00042000" calcext:value-type="string">
            <text:p>00042000</text:p>
          </table:table-cell>
          <table:table-cell table:formula="of:=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+[.AL5]*[.$AL$1]" office:value-type="float" office:value="270336" calcext:value-type="float">
            <text:p>270336</text:p>
          </table:table-cell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];8)" office:value-type="string" office:string-value="00001000" calcext:value-type="string">
            <text:p>00001000</text:p>
          </table:table-cell>
          <table:table-cell table:formula="of:=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+[.AL6]*[.$AL$1]" office:value-type="float" office:value="4096" calcext:value-type="float">
            <text:p>4096</text:p>
          </table:table-cell>
          <table:table-cell table:number-columns-repeated="19"/>
          <table:table-cell table:style-name="ce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formula="of:=DEC2HEX([.F7];8)" office:value-type="string" office:string-value="00000000" calcext:value-type="string">
            <text:p>00000000</text:p>
          </table:table-cell>
          <table:table-cell table:formula="of:=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+[.AL7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ADC B</text:p>
          </table:table-cell>
          <table:table-cell/>
          <table:table-cell table:style-name="ce2" office:value-type="string" calcext:value-type="string">
            <text:p>88</text:p>
          </table:table-cell>
          <table:table-cell table:formula="of:=DEC2HEX([.F8];8)" office:value-type="string" office:string-value="000000D9" calcext:value-type="string">
            <text:p>000000D9</text:p>
          </table:table-cell>
          <table:table-cell table:formula="of:=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+[.AL8]*[.$AL$1]" office:value-type="float" office:value="217" calcext:value-type="float">
            <text:p>217</text:p>
          </table:table-cell>
          <table:table-cell table:number-columns-repeated="24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formula="of:=DEC2HEX([.F9];8)" office:value-type="string" office:string-value="80000000" calcext:value-type="string">
            <text:p>80000000</text:p>
          </table:table-cell>
          <table:table-cell table:formula="of:=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+[.AL9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DEC2HEX([.F10];8)" office:value-type="string" office:string-value="00000000" calcext:value-type="string">
            <text:p>00000000</text:p>
          </table:table-cell>
          <table:table-cell table:formula="of:=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+[.AL10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11];8)" office:value-type="string" office:string-value="00000000" calcext:value-type="string">
            <text:p>00000000</text:p>
          </table:table-cell>
          <table:table-cell table:formula="of:=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+[.AL11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12];8)" office:value-type="string" office:string-value="00000000" calcext:value-type="string">
            <text:p>00000000</text:p>
          </table:table-cell>
          <table:table-cell table:formula="of:=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+[.AL12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2" office:value-type="string" calcext:value-type="string">
            <text:p>78</text:p>
          </table:table-cell>
          <table:table-cell table:formula="of:=DEC2HEX([.F13];8)" office:value-type="string" office:string-value="00000480" calcext:value-type="string">
            <text:p>00000480</text:p>
          </table:table-cell>
          <table:table-cell table:formula="of:=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+[.AL13]*[.$AL$1]" office:value-type="float" office:value="1152" calcext:value-type="float">
            <text:p>1152</text:p>
          </table:table-cell>
          <table:table-cell table:number-columns-repeated="21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80000000" calcext:value-type="string">
            <text:p>80000000</text:p>
          </table:table-cell>
          <table:table-cell table:formula="of:=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+[.AL14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2" office:value-type="string" calcext:value-type="string">
            <text:p>47</text:p>
          </table:table-cell>
          <table:table-cell table:formula="of:=DEC2HEX([.F15];8)" office:value-type="string" office:string-value="00000300" calcext:value-type="string">
            <text:p>00000300</text:p>
          </table:table-cell>
          <table:table-cell table:formula="of:=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+[.AL15]*[.$AL$1]" office:value-type="float" office:value="768" calcext:value-type="float">
            <text:p>768</text:p>
          </table:table-cell>
          <table:table-cell table:style-name="ce6"/>
          <table:table-cell table:number-columns-repeated="21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];8)" office:value-type="string" office:string-value="80000000" calcext:value-type="string">
            <text:p>80000000</text:p>
          </table:table-cell>
          <table:table-cell table:formula="of:=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+[.AL16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2" office:value-type="string" calcext:value-type="string">
            <text:p>67</text:p>
          </table:table-cell>
          <table:table-cell table:formula="of:=DEC2HEX([.F17];8)" office:value-type="string" office:string-value="00008100" calcext:value-type="string">
            <text:p>00008100</text:p>
          </table:table-cell>
          <table:table-cell table:formula="of:=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+[.AL17]*[.$AL$1]" office:value-type="float" office:value="33024" calcext:value-type="float">
            <text:p>33024</text:p>
          </table:table-cell>
          <table:table-cell table:style-name="ce7"/>
          <table:table-cell table:number-columns-repeated="1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80000000" calcext:value-type="string">
            <text:p>80000000</text:p>
          </table:table-cell>
          <table:table-cell table:formula="of:=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+[.AL18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2" office:value-type="string" calcext:value-type="string">
            <text:p>6F</text:p>
          </table:table-cell>
          <table:table-cell table:formula="of:=DEC2HEX([.F19];8)" office:value-type="string" office:string-value="00004100" calcext:value-type="string">
            <text:p>00004100</text:p>
          </table:table-cell>
          <table:table-cell table:formula="of:=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+[.AL19]*[.$AL$1]" office:value-type="float" office:value="16640" calcext:value-type="float">
            <text:p>16640</text:p>
          </table:table-cell>
          <table:table-cell table:style-name="ce7"/>
          <table:table-cell table:number-columns-repeated="16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0];8)" office:value-type="string" office:string-value="80000000" calcext:value-type="string">
            <text:p>80000000</text:p>
          </table:table-cell>
          <table:table-cell table:formula="of:=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+[.AL20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OV M,A</text:p>
          </table:table-cell>
          <table:table-cell office:value-type="string" calcext:value-type="string">
            <text:p>M(HL)=A</text:p>
          </table:table-cell>
          <table:table-cell table:style-name="ce2" office:value-type="string" calcext:value-type="string">
            <text:p>10</text:p>
          </table:table-cell>
          <table:table-cell table:formula="of:=DEC2HEX([.F21];8)" office:value-type="string" office:string-value="00010100" calcext:value-type="string">
            <text:p>00010100</text:p>
          </table:table-cell>
          <table:table-cell table:formula="of:=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+[.AL21]*[.$AL$1]" office:value-type="float" office:value="65792" calcext:value-type="float">
            <text:p>65792</text:p>
          </table:table-cell>
          <table:table-cell table:style-name="ce6"/>
          <table:table-cell table:number-columns-repeated="14"/>
          <table:table-cell table:style-name="ce5" office:value-type="float" office:value="1" calcext:value-type="float">
            <text:p>1</text:p>
          </table:table-cell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2];8)" office:value-type="string" office:string-value="80000000" calcext:value-type="string">
            <text:p>80000000</text:p>
          </table:table-cell>
          <table:table-cell table:formula="of:=[.G22]*[.$G$1]+[.H22]*[.$H$1]+[.I22]*[.$I$1]+[.J22]*[.$J$1]+[.K22]*[.$K$1]+[.L22]*[.$L$1]+[.M22]*[.$M$1]+[.N22]*[.$N$1]+[.O22]*[.$O$1]+[.P22]*[.$P$1]+[.Q22]*[.$Q$1]+[.R22]*[.$R$1]+[.S22]*[.$S$1]+[.T22]*[.$T$1]+[.U22]*[.$U$1]+[.V22]*[.$V$1]+[.W22]*[.$W$1]+[.X22]*[.$X$1]+[.Y22]*[.$Y$1]+[.Z22]*[.$Z$1]+[.AA22]*[.$AA$1]+[.AB22]*[.$AB$1]+[.AC22]*[.$AC$1]+[.AD22]*[.$AD$1]+[.AE22]*[.$AE$1]+[.AF22]*[.$AF$1]+[.AG22]*[.$AG$1]+[.AH22]*[.$AH$1]+[.AI22]*[.$AI$1]+[.AJ22]*[.$AJ$1]+[.AK22]*[.$AK$1]+[.AL22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2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2" office:value-type="string" calcext:value-type="string">
            <text:p>3E</text:p>
          </table:table-cell>
          <table:table-cell table:formula="of:=DEC2HEX([.F23];8)" office:value-type="string" office:string-value="00040080" calcext:value-type="string">
            <text:p>00040080</text:p>
          </table:table-cell>
          <table:table-cell table:formula="of:=[.G23]*[.$G$1]+[.H23]*[.$H$1]+[.I23]*[.$I$1]+[.J23]*[.$J$1]+[.K23]*[.$K$1]+[.L23]*[.$L$1]+[.M23]*[.$M$1]+[.N23]*[.$N$1]+[.O23]*[.$O$1]+[.P23]*[.$P$1]+[.Q23]*[.$Q$1]+[.R23]*[.$R$1]+[.S23]*[.$S$1]+[.T23]*[.$T$1]+[.U23]*[.$U$1]+[.V23]*[.$V$1]+[.W23]*[.$W$1]+[.X23]*[.$X$1]+[.Y23]*[.$Y$1]+[.Z23]*[.$Z$1]+[.AA23]*[.$AA$1]+[.AB23]*[.$AB$1]+[.AC23]*[.$AC$1]+[.AD23]*[.$AD$1]+[.AE23]*[.$AE$1]+[.AF23]*[.$AF$1]+[.AG23]*[.$AG$1]+[.AH23]*[.$AH$1]+[.AI23]*[.$AI$1]+[.AJ23]*[.$AJ$1]+[.AK23]*[.$AK$1]+[.AL23]*[.$AL$1]" office:value-type="float" office:value="262272" calcext:value-type="float">
            <text:p>262272</text:p>
          </table:table-cell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4];8)" office:value-type="string" office:string-value="00001000" calcext:value-type="string">
            <text:p>00001000</text:p>
          </table:table-cell>
          <table:table-cell table:formula="of:=[.G24]*[.$G$1]+[.H24]*[.$H$1]+[.I24]*[.$I$1]+[.J24]*[.$J$1]+[.K24]*[.$K$1]+[.L24]*[.$L$1]+[.M24]*[.$M$1]+[.N24]*[.$N$1]+[.O24]*[.$O$1]+[.P24]*[.$P$1]+[.Q24]*[.$Q$1]+[.R24]*[.$R$1]+[.S24]*[.$S$1]+[.T24]*[.$T$1]+[.U24]*[.$U$1]+[.V24]*[.$V$1]+[.W24]*[.$W$1]+[.X24]*[.$X$1]+[.Y24]*[.$Y$1]+[.Z24]*[.$Z$1]+[.AA24]*[.$AA$1]+[.AB24]*[.$AB$1]+[.AC24]*[.$AC$1]+[.AD24]*[.$AD$1]+[.AE24]*[.$AE$1]+[.AF24]*[.$AF$1]+[.AG24]*[.$AG$1]+[.AH24]*[.$AH$1]+[.AI24]*[.$AI$1]+[.AJ24]*[.$AJ$1]+[.AK24]*[.$AK$1]+[.AL24]*[.$AL$1]" office:value-type="float" office:value="4096" calcext:value-type="float">
            <text:p>4096</text:p>
          </table:table-cell>
          <table:table-cell table:style-name="ce6"/>
          <table:table-cell table:number-columns-repeated="18"/>
          <table:table-cell table:style-name="ce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5];8)" office:value-type="string" office:string-value="80000000" calcext:value-type="string">
            <text:p>80000000</text:p>
          </table:table-cell>
          <table:table-cell table:formula="of:=[.G25]*[.$G$1]+[.H25]*[.$H$1]+[.I25]*[.$I$1]+[.J25]*[.$J$1]+[.K25]*[.$K$1]+[.L25]*[.$L$1]+[.M25]*[.$M$1]+[.N25]*[.$N$1]+[.O25]*[.$O$1]+[.P25]*[.$P$1]+[.Q25]*[.$Q$1]+[.R25]*[.$R$1]+[.S25]*[.$S$1]+[.T25]*[.$T$1]+[.U25]*[.$U$1]+[.V25]*[.$V$1]+[.W25]*[.$W$1]+[.X25]*[.$X$1]+[.Y25]*[.$Y$1]+[.Z25]*[.$Z$1]+[.AA25]*[.$AA$1]+[.AB25]*[.$AB$1]+[.AC25]*[.$AC$1]+[.AD25]*[.$AD$1]+[.AE25]*[.$AE$1]+[.AF25]*[.$AF$1]+[.AG25]*[.$AG$1]+[.AH25]*[.$AH$1]+[.AI25]*[.$AI$1]+[.AJ25]*[.$AJ$1]+[.AK25]*[.$AK$1]+[.AL25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2" office:value-type="string" calcext:value-type="string">
            <text:p>06</text:p>
          </table:table-cell>
          <table:table-cell table:formula="of:=DEC2HEX([.F26];8)" office:value-type="string" office:string-value="00040200" calcext:value-type="string">
            <text:p>00040200</text:p>
          </table:table-cell>
          <table:table-cell table:formula="of:=[.G26]*[.$G$1]+[.H26]*[.$H$1]+[.I26]*[.$I$1]+[.J26]*[.$J$1]+[.K26]*[.$K$1]+[.L26]*[.$L$1]+[.M26]*[.$M$1]+[.N26]*[.$N$1]+[.O26]*[.$O$1]+[.P26]*[.$P$1]+[.Q26]*[.$Q$1]+[.R26]*[.$R$1]+[.S26]*[.$S$1]+[.T26]*[.$T$1]+[.U26]*[.$U$1]+[.V26]*[.$V$1]+[.W26]*[.$W$1]+[.X26]*[.$X$1]+[.Y26]*[.$Y$1]+[.Z26]*[.$Z$1]+[.AA26]*[.$AA$1]+[.AB26]*[.$AB$1]+[.AC26]*[.$AC$1]+[.AD26]*[.$AD$1]+[.AE26]*[.$AE$1]+[.AF26]*[.$AF$1]+[.AG26]*[.$AG$1]+[.AH26]*[.$AH$1]+[.AI26]*[.$AI$1]+[.AJ26]*[.$AJ$1]+[.AK26]*[.$AK$1]+[.AL26]*[.$AL$1]" office:value-type="float" office:value="262656" calcext:value-type="float">
            <text:p>262656</text:p>
          </table:table-cell>
          <table:table-cell table:style-name="ce6"/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7"/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7];8)" office:value-type="string" office:string-value="00001000" calcext:value-type="string">
            <text:p>00001000</text:p>
          </table:table-cell>
          <table:table-cell table:formula="of:=[.G27]*[.$G$1]+[.H27]*[.$H$1]+[.I27]*[.$I$1]+[.J27]*[.$J$1]+[.K27]*[.$K$1]+[.L27]*[.$L$1]+[.M27]*[.$M$1]+[.N27]*[.$N$1]+[.O27]*[.$O$1]+[.P27]*[.$P$1]+[.Q27]*[.$Q$1]+[.R27]*[.$R$1]+[.S27]*[.$S$1]+[.T27]*[.$T$1]+[.U27]*[.$U$1]+[.V27]*[.$V$1]+[.W27]*[.$W$1]+[.X27]*[.$X$1]+[.Y27]*[.$Y$1]+[.Z27]*[.$Z$1]+[.AA27]*[.$AA$1]+[.AB27]*[.$AB$1]+[.AC27]*[.$AC$1]+[.AD27]*[.$AD$1]+[.AE27]*[.$AE$1]+[.AF27]*[.$AF$1]+[.AG27]*[.$AG$1]+[.AH27]*[.$AH$1]+[.AI27]*[.$AI$1]+[.AJ27]*[.$AJ$1]+[.AK27]*[.$AK$1]+[.AL27]*[.$AL$1]" office:value-type="float" office:value="4096" calcext:value-type="float">
            <text:p>4096</text:p>
          </table:table-cell>
          <table:table-cell table:style-name="ce6"/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80000000" calcext:value-type="string">
            <text:p>80000000</text:p>
          </table:table-cell>
          <table:table-cell table:formula="of:=[.G28]*[.$G$1]+[.H28]*[.$H$1]+[.I28]*[.$I$1]+[.J28]*[.$J$1]+[.K28]*[.$K$1]+[.L28]*[.$L$1]+[.M28]*[.$M$1]+[.N28]*[.$N$1]+[.O28]*[.$O$1]+[.P28]*[.$P$1]+[.Q28]*[.$Q$1]+[.R28]*[.$R$1]+[.S28]*[.$S$1]+[.T28]*[.$T$1]+[.U28]*[.$U$1]+[.V28]*[.$V$1]+[.W28]*[.$W$1]+[.X28]*[.$X$1]+[.Y28]*[.$Y$1]+[.Z28]*[.$Z$1]+[.AA28]*[.$AA$1]+[.AB28]*[.$AB$1]+[.AC28]*[.$AC$1]+[.AD28]*[.$AD$1]+[.AE28]*[.$AE$1]+[.AF28]*[.$AF$1]+[.AG28]*[.$AG$1]+[.AH28]*[.$AH$1]+[.AI28]*[.$AI$1]+[.AJ28]*[.$AJ$1]+[.AK28]*[.$AK$1]+[.AL28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2" office:value-type="string" calcext:value-type="string">
            <text:p>80</text:p>
          </table:table-cell>
          <table:table-cell table:formula="of:=DEC2HEX([.F29];8)" office:value-type="string" office:string-value="000000D8" calcext:value-type="string">
            <text:p>000000D8</text:p>
          </table:table-cell>
          <table:table-cell table:formula="of:=[.G29]*[.$G$1]+[.H29]*[.$H$1]+[.I29]*[.$I$1]+[.J29]*[.$J$1]+[.K29]*[.$K$1]+[.L29]*[.$L$1]+[.M29]*[.$M$1]+[.N29]*[.$N$1]+[.O29]*[.$O$1]+[.P29]*[.$P$1]+[.Q29]*[.$Q$1]+[.R29]*[.$R$1]+[.S29]*[.$S$1]+[.T29]*[.$T$1]+[.U29]*[.$U$1]+[.V29]*[.$V$1]+[.W29]*[.$W$1]+[.X29]*[.$X$1]+[.Y29]*[.$Y$1]+[.Z29]*[.$Z$1]+[.AA29]*[.$AA$1]+[.AB29]*[.$AB$1]+[.AC29]*[.$AC$1]+[.AD29]*[.$AD$1]+[.AE29]*[.$AE$1]+[.AF29]*[.$AF$1]+[.AG29]*[.$AG$1]+[.AH29]*[.$AH$1]+[.AI29]*[.$AI$1]+[.AJ29]*[.$AJ$1]+[.AK29]*[.$AK$1]+[.AL29]*[.$AL$1]" office:value-type="float" office:value="216" calcext:value-type="float">
            <text:p>216</text:p>
          </table:table-cell>
          <table:table-cell table:number-columns-repeated="24"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0];8)" office:value-type="string" office:string-value="80000000" calcext:value-type="string">
            <text:p>80000000</text:p>
          </table:table-cell>
          <table:table-cell table:formula="of:=[.G30]*[.$G$1]+[.H30]*[.$H$1]+[.I30]*[.$I$1]+[.J30]*[.$J$1]+[.K30]*[.$K$1]+[.L30]*[.$L$1]+[.M30]*[.$M$1]+[.N30]*[.$N$1]+[.O30]*[.$O$1]+[.P30]*[.$P$1]+[.Q30]*[.$Q$1]+[.R30]*[.$R$1]+[.S30]*[.$S$1]+[.T30]*[.$T$1]+[.U30]*[.$U$1]+[.V30]*[.$V$1]+[.W30]*[.$W$1]+[.X30]*[.$X$1]+[.Y30]*[.$Y$1]+[.Z30]*[.$Z$1]+[.AA30]*[.$AA$1]+[.AB30]*[.$AB$1]+[.AC30]*[.$AC$1]+[.AD30]*[.$AD$1]+[.AE30]*[.$AE$1]+[.AF30]*[.$AF$1]+[.AG30]*[.$AG$1]+[.AH30]*[.$AH$1]+[.AI30]*[.$AI$1]+[.AJ30]*[.$AJ$1]+[.AK30]*[.$AK$1]+[.AL30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3" office:value-type="string" calcext:value-type="string">
            <text:p>88</text:p>
          </table:table-cell>
          <table:table-cell table:formula="of:=DEC2HEX([.F31];8)" office:value-type="string" office:string-value="000000D9" calcext:value-type="string">
            <text:p>000000D9</text:p>
          </table:table-cell>
          <table:table-cell table:formula="of:=[.G31]*[.$G$1]+[.H31]*[.$H$1]+[.I31]*[.$I$1]+[.J31]*[.$J$1]+[.K31]*[.$K$1]+[.L31]*[.$L$1]+[.M31]*[.$M$1]+[.N31]*[.$N$1]+[.O31]*[.$O$1]+[.P31]*[.$P$1]+[.Q31]*[.$Q$1]+[.R31]*[.$R$1]+[.S31]*[.$S$1]+[.T31]*[.$T$1]+[.U31]*[.$U$1]+[.V31]*[.$V$1]+[.W31]*[.$W$1]+[.X31]*[.$X$1]+[.Y31]*[.$Y$1]+[.Z31]*[.$Z$1]+[.AA31]*[.$AA$1]+[.AB31]*[.$AB$1]+[.AC31]*[.$AC$1]+[.AD31]*[.$AD$1]+[.AE31]*[.$AE$1]+[.AF31]*[.$AF$1]+[.AG31]*[.$AG$1]+[.AH31]*[.$AH$1]+[.AI31]*[.$AI$1]+[.AJ31]*[.$AJ$1]+[.AK31]*[.$AK$1]+[.AL31]*[.$AL$1]" office:value-type="float" office:value="217" calcext:value-type="float">
            <text:p>217</text:p>
          </table:table-cell>
          <table:table-cell table:style-name="ce1" table:number-columns-repeated="24"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1" table:number-columns-repeated="2"/>
          <table:table-cell table:style-name="ce9" office:value-type="float" office:value="1" calcext:value-type="float">
            <text:p>1</text:p>
          </table:table-cell>
          <table:table-cell table:style-name="ce1" table:number-columns-repeated="98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32];8)" office:value-type="string" office:string-value="80000000" calcext:value-type="string">
            <text:p>80000000</text:p>
          </table:table-cell>
          <table:table-cell table:formula="of:=[.G32]*[.$G$1]+[.H32]*[.$H$1]+[.I32]*[.$I$1]+[.J32]*[.$J$1]+[.K32]*[.$K$1]+[.L32]*[.$L$1]+[.M32]*[.$M$1]+[.N32]*[.$N$1]+[.O32]*[.$O$1]+[.P32]*[.$P$1]+[.Q32]*[.$Q$1]+[.R32]*[.$R$1]+[.S32]*[.$S$1]+[.T32]*[.$T$1]+[.U32]*[.$U$1]+[.V32]*[.$V$1]+[.W32]*[.$W$1]+[.X32]*[.$X$1]+[.Y32]*[.$Y$1]+[.Z32]*[.$Z$1]+[.AA32]*[.$AA$1]+[.AB32]*[.$AB$1]+[.AC32]*[.$AC$1]+[.AD32]*[.$AD$1]+[.AE32]*[.$AE$1]+[.AF32]*[.$AF$1]+[.AG32]*[.$AG$1]+[.AH32]*[.$AH$1]+[.AI32]*[.$AI$1]+[.AJ32]*[.$AJ$1]+[.AK32]*[.$AK$1]+[.AL32]*[.$AL$1]" office:value-type="float" office:value="2147483648" calcext:value-type="float">
            <text:p>2147483648</text:p>
          </table:table-cell>
          <table:table-cell table:style-name="ce9" office:value-type="float" office:value="1" calcext:value-type="float">
            <text:p>1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2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2" office:value-type="string" calcext:value-type="string">
            <text:p>D3</text:p>
          </table:table-cell>
          <table:table-cell table:formula="of:=DEC2HEX([.F33];8)" office:value-type="string" office:string-value="00044000" calcext:value-type="string">
            <text:p>00044000</text:p>
          </table:table-cell>
          <table:table-cell table:formula="of:=[.G33]*[.$G$1]+[.H33]*[.$H$1]+[.I33]*[.$I$1]+[.J33]*[.$J$1]+[.K33]*[.$K$1]+[.L33]*[.$L$1]+[.M33]*[.$M$1]+[.N33]*[.$N$1]+[.O33]*[.$O$1]+[.P33]*[.$P$1]+[.Q33]*[.$Q$1]+[.R33]*[.$R$1]+[.S33]*[.$S$1]+[.T33]*[.$T$1]+[.U33]*[.$U$1]+[.V33]*[.$V$1]+[.W33]*[.$W$1]+[.X33]*[.$X$1]+[.Y33]*[.$Y$1]+[.Z33]*[.$Z$1]+[.AA33]*[.$AA$1]+[.AB33]*[.$AB$1]+[.AC33]*[.$AC$1]+[.AD33]*[.$AD$1]+[.AE33]*[.$AE$1]+[.AF33]*[.$AF$1]+[.AG33]*[.$AG$1]+[.AH33]*[.$AH$1]+[.AI33]*[.$AI$1]+[.AJ33]*[.$AJ$1]+[.AK33]*[.$AK$1]+[.AL33]*[.$AL$1]" office:value-type="float" office:value="278528" calcext:value-type="float">
            <text:p>278528</text:p>
          </table:table-cell>
          <table:table-cell table:number-columns-repeated="8"/>
          <table:table-cell table:style-name="ce6"/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6"/>
          <table:table-cell table:number-columns-repeated="994"/>
        </table:table-row>
        <table:table-row table:style-name="ro1">
          <table:table-cell/>
          <table:table-cell table:style-name="ce2"/>
          <table:table-cell office:value-type="string" calcext:value-type="string">
            <text:p>A → MEM(IO)</text:p>
          </table:table-cell>
          <table:table-cell table:style-name="ce2"/>
          <table:table-cell table:formula="of:=DEC2HEX([.F34];8)" office:value-type="string" office:string-value="00200100" calcext:value-type="string">
            <text:p>00200100</text:p>
          </table:table-cell>
          <table:table-cell table:formula="of:=[.G34]*[.$G$1]+[.H34]*[.$H$1]+[.I34]*[.$I$1]+[.J34]*[.$J$1]+[.K34]*[.$K$1]+[.L34]*[.$L$1]+[.M34]*[.$M$1]+[.N34]*[.$N$1]+[.O34]*[.$O$1]+[.P34]*[.$P$1]+[.Q34]*[.$Q$1]+[.R34]*[.$R$1]+[.S34]*[.$S$1]+[.T34]*[.$T$1]+[.U34]*[.$U$1]+[.V34]*[.$V$1]+[.W34]*[.$W$1]+[.X34]*[.$X$1]+[.Y34]*[.$Y$1]+[.Z34]*[.$Z$1]+[.AA34]*[.$AA$1]+[.AB34]*[.$AB$1]+[.AC34]*[.$AC$1]+[.AD34]*[.$AD$1]+[.AE34]*[.$AE$1]+[.AF34]*[.$AF$1]+[.AG34]*[.$AG$1]+[.AH34]*[.$AH$1]+[.AI34]*[.$AI$1]+[.AJ34]*[.$AJ$1]+[.AK34]*[.$AK$1]+[.AL34]*[.$AL$1]" office:value-type="float" office:value="2097408" calcext:value-type="float">
            <text:p>2097408</text:p>
          </table:table-cell>
          <table:table-cell table:number-columns-repeated="8"/>
          <table:table-cell table:style-name="ce6"/>
          <table:table-cell/>
          <table:table-cell table:style-name="ce5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table:style-name="ce2"/>
          <table:table-cell office:value-type="string" calcext:value-type="string">
            <text:p>COUNT_INC</text:p>
          </table:table-cell>
          <table:table-cell table:style-name="ce2"/>
          <table:table-cell table:formula="of:=DEC2HEX([.F35];8)" office:value-type="string" office:string-value="00001000" calcext:value-type="string">
            <text:p>00001000</text:p>
          </table:table-cell>
          <table:table-cell table:formula="of:=[.G35]*[.$G$1]+[.H35]*[.$H$1]+[.I35]*[.$I$1]+[.J35]*[.$J$1]+[.K35]*[.$K$1]+[.L35]*[.$L$1]+[.M35]*[.$M$1]+[.N35]*[.$N$1]+[.O35]*[.$O$1]+[.P35]*[.$P$1]+[.Q35]*[.$Q$1]+[.R35]*[.$R$1]+[.S35]*[.$S$1]+[.T35]*[.$T$1]+[.U35]*[.$U$1]+[.V35]*[.$V$1]+[.W35]*[.$W$1]+[.X35]*[.$X$1]+[.Y35]*[.$Y$1]+[.Z35]*[.$Z$1]+[.AA35]*[.$AA$1]+[.AB35]*[.$AB$1]+[.AC35]*[.$AC$1]+[.AD35]*[.$AD$1]+[.AE35]*[.$AE$1]+[.AF35]*[.$AF$1]+[.AG35]*[.$AG$1]+[.AH35]*[.$AH$1]+[.AI35]*[.$AI$1]+[.AJ35]*[.$AJ$1]+[.AK35]*[.$AK$1]+[.AL35]*[.$AL$1]" office:value-type="float" office:value="4096" calcext:value-type="float">
            <text:p>4096</text:p>
          </table:table-cell>
          <table:table-cell table:number-columns-repeated="8"/>
          <table:table-cell table:style-name="ce6"/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6];8)" office:value-type="string" office:string-value="80000000" calcext:value-type="string">
            <text:p>80000000</text:p>
          </table:table-cell>
          <table:table-cell table:formula="of:=[.G36]*[.$G$1]+[.H36]*[.$H$1]+[.I36]*[.$I$1]+[.J36]*[.$J$1]+[.K36]*[.$K$1]+[.L36]*[.$L$1]+[.M36]*[.$M$1]+[.N36]*[.$N$1]+[.O36]*[.$O$1]+[.P36]*[.$P$1]+[.Q36]*[.$Q$1]+[.R36]*[.$R$1]+[.S36]*[.$S$1]+[.T36]*[.$T$1]+[.U36]*[.$U$1]+[.V36]*[.$V$1]+[.W36]*[.$W$1]+[.X36]*[.$X$1]+[.Y36]*[.$Y$1]+[.Z36]*[.$Z$1]+[.AA36]*[.$AA$1]+[.AB36]*[.$AB$1]+[.AC36]*[.$AC$1]+[.AD36]*[.$AD$1]+[.AE36]*[.$AE$1]+[.AF36]*[.$AF$1]+[.AG36]*[.$AG$1]+[.AH36]*[.$AH$1]+[.AI36]*[.$AI$1]+[.AJ36]*[.$AJ$1]+[.AK36]*[.$AK$1]+[.AL36]*[.$AL$1]" office:value-type="float" office:value="2147483648" calcext:value-type="float">
            <text:p>214748364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2" office:value-type="string" calcext:value-type="string">
            <text:p>D7</text:p>
          </table:table-cell>
          <table:table-cell table:formula="of:=DEC2HEX([.F37];8)" office:value-type="string" office:string-value="00044000" calcext:value-type="string">
            <text:p>00044000</text:p>
          </table:table-cell>
          <table:table-cell table:formula="of:=[.G37]*[.$G$1]+[.H37]*[.$H$1]+[.I37]*[.$I$1]+[.J37]*[.$J$1]+[.K37]*[.$K$1]+[.L37]*[.$L$1]+[.M37]*[.$M$1]+[.N37]*[.$N$1]+[.O37]*[.$O$1]+[.P37]*[.$P$1]+[.Q37]*[.$Q$1]+[.R37]*[.$R$1]+[.S37]*[.$S$1]+[.T37]*[.$T$1]+[.U37]*[.$U$1]+[.V37]*[.$V$1]+[.W37]*[.$W$1]+[.X37]*[.$X$1]+[.Y37]*[.$Y$1]+[.Z37]*[.$Z$1]+[.AA37]*[.$AA$1]+[.AB37]*[.$AB$1]+[.AC37]*[.$AC$1]+[.AD37]*[.$AD$1]+[.AE37]*[.$AE$1]+[.AF37]*[.$AF$1]+[.AG37]*[.$AG$1]+[.AH37]*[.$AH$1]+[.AI37]*[.$AI$1]+[.AJ37]*[.$AJ$1]+[.AK37]*[.$AK$1]+[.AL37]*[.$AL$1]" office:value-type="float" office:value="278528" calcext:value-type="float">
            <text:p>278528</text:p>
          </table:table-cell>
          <table:table-cell table:number-columns-repeated="8"/>
          <table:table-cell table:style-name="ce6"/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6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38];8)" office:value-type="string" office:string-value="00100080" calcext:value-type="string">
            <text:p>00100080</text:p>
          </table:table-cell>
          <table:table-cell table:formula="of:=[.G38]*[.$G$1]+[.H38]*[.$H$1]+[.I38]*[.$I$1]+[.J38]*[.$J$1]+[.K38]*[.$K$1]+[.L38]*[.$L$1]+[.M38]*[.$M$1]+[.N38]*[.$N$1]+[.O38]*[.$O$1]+[.P38]*[.$P$1]+[.Q38]*[.$Q$1]+[.R38]*[.$R$1]+[.S38]*[.$S$1]+[.T38]*[.$T$1]+[.U38]*[.$U$1]+[.V38]*[.$V$1]+[.W38]*[.$W$1]+[.X38]*[.$X$1]+[.Y38]*[.$Y$1]+[.Z38]*[.$Z$1]+[.AA38]*[.$AA$1]+[.AB38]*[.$AB$1]+[.AC38]*[.$AC$1]+[.AD38]*[.$AD$1]+[.AE38]*[.$AE$1]+[.AF38]*[.$AF$1]+[.AG38]*[.$AG$1]+[.AH38]*[.$AH$1]+[.AI38]*[.$AI$1]+[.AJ38]*[.$AJ$1]+[.AK38]*[.$AK$1]+[.AL38]*[.$AL$1]" office:value-type="float" office:value="1048704" calcext:value-type="float">
            <text:p>1048704</text:p>
          </table:table-cell>
          <table:table-cell table:style-name="ce6"/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9];8)" office:value-type="string" office:string-value="00001000" calcext:value-type="string">
            <text:p>00001000</text:p>
          </table:table-cell>
          <table:table-cell table:formula="of:=[.G39]*[.$G$1]+[.H39]*[.$H$1]+[.I39]*[.$I$1]+[.J39]*[.$J$1]+[.K39]*[.$K$1]+[.L39]*[.$L$1]+[.M39]*[.$M$1]+[.N39]*[.$N$1]+[.O39]*[.$O$1]+[.P39]*[.$P$1]+[.Q39]*[.$Q$1]+[.R39]*[.$R$1]+[.S39]*[.$S$1]+[.T39]*[.$T$1]+[.U39]*[.$U$1]+[.V39]*[.$V$1]+[.W39]*[.$W$1]+[.X39]*[.$X$1]+[.Y39]*[.$Y$1]+[.Z39]*[.$Z$1]+[.AA39]*[.$AA$1]+[.AB39]*[.$AB$1]+[.AC39]*[.$AC$1]+[.AD39]*[.$AD$1]+[.AE39]*[.$AE$1]+[.AF39]*[.$AF$1]+[.AG39]*[.$AG$1]+[.AH39]*[.$AH$1]+[.AI39]*[.$AI$1]+[.AJ39]*[.$AJ$1]+[.AK39]*[.$AK$1]+[.AL39]*[.$AL$1]" office:value-type="float" office:value="4096" calcext:value-type="float">
            <text:p>4096</text:p>
          </table:table-cell>
          <table:table-cell table:style-name="ce6"/>
          <table:table-cell table:number-columns-repeated="18"/>
          <table:table-cell table:style-name="ce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0];8)" office:value-type="string" office:string-value="80000000" calcext:value-type="string">
            <text:p>80000000</text:p>
          </table:table-cell>
          <table:table-cell table:formula="of:=[.G40]*[.$G$1]+[.H40]*[.$H$1]+[.I40]*[.$I$1]+[.J40]*[.$J$1]+[.K40]*[.$K$1]+[.L40]*[.$L$1]+[.M40]*[.$M$1]+[.N40]*[.$N$1]+[.O40]*[.$O$1]+[.P40]*[.$P$1]+[.Q40]*[.$Q$1]+[.R40]*[.$R$1]+[.S40]*[.$S$1]+[.T40]*[.$T$1]+[.U40]*[.$U$1]+[.V40]*[.$V$1]+[.W40]*[.$W$1]+[.X40]*[.$X$1]+[.Y40]*[.$Y$1]+[.Z40]*[.$Z$1]+[.AA40]*[.$AA$1]+[.AB40]*[.$AB$1]+[.AC40]*[.$AC$1]+[.AD40]*[.$AD$1]+[.AE40]*[.$AE$1]+[.AF40]*[.$AF$1]+[.AG40]*[.$AG$1]+[.AH40]*[.$AH$1]+[.AI40]*[.$AI$1]+[.AJ40]*[.$AJ$1]+[.AK40]*[.$AK$1]+[.AL40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2" office:value-type="string" calcext:value-type="string">
            <text:p>76</text:p>
          </table:table-cell>
          <table:table-cell table:formula="of:=DEC2HEX([.F41];8)" office:value-type="string" office:string-value="40000000" calcext:value-type="string">
            <text:p>40000000</text:p>
          </table:table-cell>
          <table:table-cell table:formula="of:=[.G41]*[.$G$1]+[.H41]*[.$H$1]+[.I41]*[.$I$1]+[.J41]*[.$J$1]+[.K41]*[.$K$1]+[.L41]*[.$L$1]+[.M41]*[.$M$1]+[.N41]*[.$N$1]+[.O41]*[.$O$1]+[.P41]*[.$P$1]+[.Q41]*[.$Q$1]+[.R41]*[.$R$1]+[.S41]*[.$S$1]+[.T41]*[.$T$1]+[.U41]*[.$U$1]+[.V41]*[.$V$1]+[.W41]*[.$W$1]+[.X41]*[.$X$1]+[.Y41]*[.$Y$1]+[.Z41]*[.$Z$1]+[.AA41]*[.$AA$1]+[.AB41]*[.$AB$1]+[.AC41]*[.$AC$1]+[.AD41]*[.$AD$1]+[.AE41]*[.$AE$1]+[.AF41]*[.$AF$1]+[.AG41]*[.$AG$1]+[.AH41]*[.$AH$1]+[.AI41]*[.$AI$1]+[.AJ41]*[.$AJ$1]+[.AK41]*[.$AK$1]+[.AL41]*[.$AL$1]" office:value-type="float" office:value="1073741824" calcext:value-type="float">
            <text:p>107374182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2" office:value-type="string" calcext:value-type="string">
            <text:p>09</text:p>
          </table:table-cell>
          <table:table-cell table:formula="of:=DEC2HEX([.F42];8)" office:value-type="string" office:string-value="00000800" calcext:value-type="string">
            <text:p>00000800</text:p>
          </table:table-cell>
          <table:table-cell table:formula="of:=[.G42]*[.$G$1]+[.H42]*[.$H$1]+[.I42]*[.$I$1]+[.J42]*[.$J$1]+[.K42]*[.$K$1]+[.L42]*[.$L$1]+[.M42]*[.$M$1]+[.N42]*[.$N$1]+[.O42]*[.$O$1]+[.P42]*[.$P$1]+[.Q42]*[.$Q$1]+[.R42]*[.$R$1]+[.S42]*[.$S$1]+[.T42]*[.$T$1]+[.U42]*[.$U$1]+[.V42]*[.$V$1]+[.W42]*[.$W$1]+[.X42]*[.$X$1]+[.Y42]*[.$Y$1]+[.Z42]*[.$Z$1]+[.AA42]*[.$AA$1]+[.AB42]*[.$AB$1]+[.AC42]*[.$AC$1]+[.AD42]*[.$AD$1]+[.AE42]*[.$AE$1]+[.AF42]*[.$AF$1]+[.AG42]*[.$AG$1]+[.AH42]*[.$AH$1]+[.AI42]*[.$AI$1]+[.AJ42]*[.$AJ$1]+[.AK42]*[.$AK$1]+[.AL42]*[.$AL$1]" office:value-type="float" office:value="2048" calcext:value-type="float">
            <text:p>2048</text:p>
          </table:table-cell>
          <table:table-cell table:number-columns-repeated="20"/>
          <table:table-cell table:style-name="ce5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3];8)" office:value-type="string" office:string-value="80000000" calcext:value-type="string">
            <text:p>80000000</text:p>
          </table:table-cell>
          <table:table-cell table:formula="of:=[.G43]*[.$G$1]+[.H43]*[.$H$1]+[.I43]*[.$I$1]+[.J43]*[.$J$1]+[.K43]*[.$K$1]+[.L43]*[.$L$1]+[.M43]*[.$M$1]+[.N43]*[.$N$1]+[.O43]*[.$O$1]+[.P43]*[.$P$1]+[.Q43]*[.$Q$1]+[.R43]*[.$R$1]+[.S43]*[.$S$1]+[.T43]*[.$T$1]+[.U43]*[.$U$1]+[.V43]*[.$V$1]+[.W43]*[.$W$1]+[.X43]*[.$X$1]+[.Y43]*[.$Y$1]+[.Z43]*[.$Z$1]+[.AA43]*[.$AA$1]+[.AB43]*[.$AB$1]+[.AC43]*[.$AC$1]+[.AD43]*[.$AD$1]+[.AE43]*[.$AE$1]+[.AF43]*[.$AF$1]+[.AG43]*[.$AG$1]+[.AH43]*[.$AH$1]+[.AI43]*[.$AI$1]+[.AJ43]*[.$AJ$1]+[.AK43]*[.$AK$1]+[.AL43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MP</text:p>
          </table:table-cell>
          <table:table-cell office:value-type="string" calcext:value-type="string">
            <text:p>LO ← ROM</text:p>
          </table:table-cell>
          <table:table-cell table:style-name="ce2" office:value-type="string" calcext:value-type="string">
            <text:p>C3</text:p>
          </table:table-cell>
          <table:table-cell table:formula="of:=DEC2HEX([.F44];8)" office:value-type="string" office:string-value="00044000" calcext:value-type="string">
            <text:p>00044000</text:p>
          </table:table-cell>
          <table:table-cell table:formula="of:=[.G44]*[.$G$1]+[.H44]*[.$H$1]+[.I44]*[.$I$1]+[.J44]*[.$J$1]+[.K44]*[.$K$1]+[.L44]*[.$L$1]+[.M44]*[.$M$1]+[.N44]*[.$N$1]+[.O44]*[.$O$1]+[.P44]*[.$P$1]+[.Q44]*[.$Q$1]+[.R44]*[.$R$1]+[.S44]*[.$S$1]+[.T44]*[.$T$1]+[.U44]*[.$U$1]+[.V44]*[.$V$1]+[.W44]*[.$W$1]+[.X44]*[.$X$1]+[.Y44]*[.$Y$1]+[.Z44]*[.$Z$1]+[.AA44]*[.$AA$1]+[.AB44]*[.$AB$1]+[.AC44]*[.$AC$1]+[.AD44]*[.$AD$1]+[.AE44]*[.$AE$1]+[.AF44]*[.$AF$1]+[.AG44]*[.$AG$1]+[.AH44]*[.$AH$1]+[.AI44]*[.$AI$1]+[.AJ44]*[.$AJ$1]+[.AK44]*[.$AK$1]+[.AL44]*[.$AL$1]" office:value-type="float" office:value="278528" calcext:value-type="float">
            <text:p>278528</text:p>
          </table:table-cell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5];8)" office:value-type="string" office:string-value="00001000" calcext:value-type="string">
            <text:p>00001000</text:p>
          </table:table-cell>
          <table:table-cell table:formula="of:=[.G45]*[.$G$1]+[.H45]*[.$H$1]+[.I45]*[.$I$1]+[.J45]*[.$J$1]+[.K45]*[.$K$1]+[.L45]*[.$L$1]+[.M45]*[.$M$1]+[.N45]*[.$N$1]+[.O45]*[.$O$1]+[.P45]*[.$P$1]+[.Q45]*[.$Q$1]+[.R45]*[.$R$1]+[.S45]*[.$S$1]+[.T45]*[.$T$1]+[.U45]*[.$U$1]+[.V45]*[.$V$1]+[.W45]*[.$W$1]+[.X45]*[.$X$1]+[.Y45]*[.$Y$1]+[.Z45]*[.$Z$1]+[.AA45]*[.$AA$1]+[.AB45]*[.$AB$1]+[.AC45]*[.$AC$1]+[.AD45]*[.$AD$1]+[.AE45]*[.$AE$1]+[.AF45]*[.$AF$1]+[.AG45]*[.$AG$1]+[.AH45]*[.$AH$1]+[.AI45]*[.$AI$1]+[.AJ45]*[.$AJ$1]+[.AK45]*[.$AK$1]+[.AL45]*[.$AL$1]" office:value-type="float" office:value="4096" calcext:value-type="float">
            <text:p>4096</text:p>
          </table:table-cell>
          <table:table-cell table:number-columns-repeated="19"/>
          <table:table-cell table:style-name="ce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6];8)" office:value-type="string" office:string-value="00048000" calcext:value-type="string">
            <text:p>00048000</text:p>
          </table:table-cell>
          <table:table-cell table:formula="of:=[.G46]*[.$G$1]+[.H46]*[.$H$1]+[.I46]*[.$I$1]+[.J46]*[.$J$1]+[.K46]*[.$K$1]+[.L46]*[.$L$1]+[.M46]*[.$M$1]+[.N46]*[.$N$1]+[.O46]*[.$O$1]+[.P46]*[.$P$1]+[.Q46]*[.$Q$1]+[.R46]*[.$R$1]+[.S46]*[.$S$1]+[.T46]*[.$T$1]+[.U46]*[.$U$1]+[.V46]*[.$V$1]+[.W46]*[.$W$1]+[.X46]*[.$X$1]+[.Y46]*[.$Y$1]+[.Z46]*[.$Z$1]+[.AA46]*[.$AA$1]+[.AB46]*[.$AB$1]+[.AC46]*[.$AC$1]+[.AD46]*[.$AD$1]+[.AE46]*[.$AE$1]+[.AF46]*[.$AF$1]+[.AG46]*[.$AG$1]+[.AH46]*[.$AH$1]+[.AI46]*[.$AI$1]+[.AJ46]*[.$AJ$1]+[.AK46]*[.$AK$1]+[.AL46]*[.$AL$1]" office:value-type="float" office:value="294912" calcext:value-type="float">
            <text:p>294912</text:p>
          </table:table-cell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47];8)" office:value-type="string" office:string-value="00080000" calcext:value-type="string">
            <text:p>00080000</text:p>
          </table:table-cell>
          <table:table-cell table:formula="of:=[.G47]*[.$G$1]+[.H47]*[.$H$1]+[.I47]*[.$I$1]+[.J47]*[.$J$1]+[.K47]*[.$K$1]+[.L47]*[.$L$1]+[.M47]*[.$M$1]+[.N47]*[.$N$1]+[.O47]*[.$O$1]+[.P47]*[.$P$1]+[.Q47]*[.$Q$1]+[.R47]*[.$R$1]+[.S47]*[.$S$1]+[.T47]*[.$T$1]+[.U47]*[.$U$1]+[.V47]*[.$V$1]+[.W47]*[.$W$1]+[.X47]*[.$X$1]+[.Y47]*[.$Y$1]+[.Z47]*[.$Z$1]+[.AA47]*[.$AA$1]+[.AB47]*[.$AB$1]+[.AC47]*[.$AC$1]+[.AD47]*[.$AD$1]+[.AE47]*[.$AE$1]+[.AF47]*[.$AF$1]+[.AG47]*[.$AG$1]+[.AH47]*[.$AH$1]+[.AI47]*[.$AI$1]+[.AJ47]*[.$AJ$1]+[.AK47]*[.$AK$1]+[.AL47]*[.$AL$1]" office:value-type="float" office:value="524288" calcext:value-type="float">
            <text:p>524288</text:p>
          </table:table-cell>
          <table:table-cell table:style-name="ce6"/>
          <table:table-cell table:number-columns-repeated="11"/>
          <table:table-cell table:style-name="ce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8];8)" office:value-type="string" office:string-value="80000000" calcext:value-type="string">
            <text:p>80000000</text:p>
          </table:table-cell>
          <table:table-cell table:formula="of:=[.G48]*[.$G$1]+[.H48]*[.$H$1]+[.I48]*[.$I$1]+[.J48]*[.$J$1]+[.K48]*[.$K$1]+[.L48]*[.$L$1]+[.M48]*[.$M$1]+[.N48]*[.$N$1]+[.O48]*[.$O$1]+[.P48]*[.$P$1]+[.Q48]*[.$Q$1]+[.R48]*[.$R$1]+[.S48]*[.$S$1]+[.T48]*[.$T$1]+[.U48]*[.$U$1]+[.V48]*[.$V$1]+[.W48]*[.$W$1]+[.X48]*[.$X$1]+[.Y48]*[.$Y$1]+[.Z48]*[.$Z$1]+[.AA48]*[.$AA$1]+[.AB48]*[.$AB$1]+[.AC48]*[.$AC$1]+[.AD48]*[.$AD$1]+[.AE48]*[.$AE$1]+[.AF48]*[.$AF$1]+[.AG48]*[.$AG$1]+[.AH48]*[.$AH$1]+[.AI48]*[.$AI$1]+[.AJ48]*[.$AJ$1]+[.AK48]*[.$AK$1]+[.AL48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2" office:value-type="string" calcext:value-type="string">
            <text:p>3C</text:p>
          </table:table-cell>
          <table:table-cell table:formula="of:=DEC2HEX([.F49];8)" office:value-type="string" office:string-value="000000DC" calcext:value-type="string">
            <text:p>000000DC</text:p>
          </table:table-cell>
          <table:table-cell table:formula="of:=[.G49]*[.$G$1]+[.H49]*[.$H$1]+[.I49]*[.$I$1]+[.J49]*[.$J$1]+[.K49]*[.$K$1]+[.L49]*[.$L$1]+[.M49]*[.$M$1]+[.N49]*[.$N$1]+[.O49]*[.$O$1]+[.P49]*[.$P$1]+[.Q49]*[.$Q$1]+[.R49]*[.$R$1]+[.S49]*[.$S$1]+[.T49]*[.$T$1]+[.U49]*[.$U$1]+[.V49]*[.$V$1]+[.W49]*[.$W$1]+[.X49]*[.$X$1]+[.Y49]*[.$Y$1]+[.Z49]*[.$Z$1]+[.AA49]*[.$AA$1]+[.AB49]*[.$AB$1]+[.AC49]*[.$AC$1]+[.AD49]*[.$AD$1]+[.AE49]*[.$AE$1]+[.AF49]*[.$AF$1]+[.AG49]*[.$AG$1]+[.AH49]*[.$AH$1]+[.AI49]*[.$AI$1]+[.AJ49]*[.$AJ$1]+[.AK49]*[.$AK$1]+[.AL49]*[.$AL$1]" office:value-type="float" office:value="220" calcext:value-type="float">
            <text:p>220</text:p>
          </table:table-cell>
          <table:table-cell table:number-columns-repeated="23"/>
          <table:table-cell table:style-name="ce6"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0];8)" office:value-type="string" office:string-value="80000000" calcext:value-type="string">
            <text:p>80000000</text:p>
          </table:table-cell>
          <table:table-cell table:formula="of:=[.G50]*[.$G$1]+[.H50]*[.$H$1]+[.I50]*[.$I$1]+[.J50]*[.$J$1]+[.K50]*[.$K$1]+[.L50]*[.$L$1]+[.M50]*[.$M$1]+[.N50]*[.$N$1]+[.O50]*[.$O$1]+[.P50]*[.$P$1]+[.Q50]*[.$Q$1]+[.R50]*[.$R$1]+[.S50]*[.$S$1]+[.T50]*[.$T$1]+[.U50]*[.$U$1]+[.V50]*[.$V$1]+[.W50]*[.$W$1]+[.X50]*[.$X$1]+[.Y50]*[.$Y$1]+[.Z50]*[.$Z$1]+[.AA50]*[.$AA$1]+[.AB50]*[.$AB$1]+[.AC50]*[.$AC$1]+[.AD50]*[.$AD$1]+[.AE50]*[.$AE$1]+[.AF50]*[.$AF$1]+[.AG50]*[.$AG$1]+[.AH50]*[.$AH$1]+[.AI50]*[.$AI$1]+[.AJ50]*[.$AJ$1]+[.AK50]*[.$AK$1]+[.AL50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20:32:50.157015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3-08T20:41:56.477994996</dc:date>
    <meta:editing-duration>PT11H32M52S</meta:editing-duration>
    <meta:editing-cycles>75</meta:editing-cycles>
    <meta:generator>LibreOffice/4.3.3.2$Linux_X86_64 LibreOffice_project/430m0$Build-2</meta:generator>
    <meta:document-statistic meta:table-count="1" meta:cell-count="342" meta:object-count="0"/>
  </office:meta>
</office:document-meta>
</file>